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49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nkedin_unigra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unt</text:p>
          </table:table-cell>
        </table:table-row>
        <table:table-row table:style-name="ro1" table:visibility="filter">
          <table:table-cell office:value-type="string" calcext:value-type="string">
            <text:p>experience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 table:visibility="filter">
          <table:table-cell office:value-type="string" calcext:value-type="string">
            <text:p>data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 table:visibility="filter">
          <table:table-cell office:value-type="string" calcext:value-type="string">
            <text:p>team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 table:visibility="filter">
          <table:table-cell office:value-type="string" calcext:value-type="string">
            <text:p>benefits</text:p>
          </table:table-cell>
          <table:table-cell office:value-type="float" office:value="789" calcext:value-type="float">
            <text:p>789</text:p>
          </table:table-cell>
        </table:table-row>
        <table:table-row table:style-name="ro1" table:visibility="filter">
          <table:table-cell office:value-type="string" calcext:value-type="string">
            <text:p>job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visibility="filter">
          <table:table-cell office:value-type="string" calcext:value-type="string">
            <text:p>engineering</text:p>
          </table:table-cell>
          <table:table-cell office:value-type="float" office:value="769" calcext:value-type="float">
            <text:p>769</text:p>
          </table:table-cell>
        </table:table-row>
        <table:table-row table:style-name="ro1" table:visibility="filter">
          <table:table-cell office:value-type="string" calcext:value-type="string">
            <text:p>business</text:p>
          </table:table-cell>
          <table:table-cell office:value-type="float" office:value="756" calcext:value-type="float">
            <text:p>756</text:p>
          </table:table-cell>
        </table:table-row>
        <table:table-row table:style-name="ro1" table:visibility="filter">
          <table:table-cell office:value-type="string" calcext:value-type="string">
            <text:p>technical</text:p>
          </table:table-cell>
          <table:table-cell office:value-type="float" office:value="736" calcext:value-type="float">
            <text:p>736</text:p>
          </table:table-cell>
        </table:table-row>
        <table:table-row table:style-name="ro1" table:visibility="filter">
          <table:table-cell office:value-type="string" calcext:value-type="string">
            <text:p>software</text:p>
          </table:table-cell>
          <table:table-cell office:value-type="float" office:value="703" calcext:value-type="float">
            <text:p>703</text:p>
          </table:table-cell>
        </table:table-row>
        <table:table-row table:style-name="ro1" table:visibility="filter">
          <table:table-cell office:value-type="string" calcext:value-type="string">
            <text:p>role</text:p>
          </table:table-cell>
          <table:table-cell office:value-type="float" office:value="671" calcext:value-type="float">
            <text:p>671</text:p>
          </table:table-cell>
        </table:table-row>
        <table:table-row table:style-name="ro1" table:visibility="filter">
          <table:table-cell office:value-type="string" calcext:value-type="string">
            <text:p>product</text:p>
          </table:table-cell>
          <table:table-cell office:value-type="float" office:value="660" calcext:value-type="float">
            <text:p>660</text:p>
          </table:table-cell>
        </table:table-row>
        <table:table-row table:style-name="ro1" table:visibility="filter">
          <table:table-cell office:value-type="string" calcext:value-type="string">
            <text:p>design</text:p>
          </table:table-cell>
          <table:table-cell office:value-type="float" office:value="653" calcext:value-type="float">
            <text:p>653</text:p>
          </table:table-cell>
        </table:table-row>
        <table:table-row table:style-name="ro1" table:visibility="filter">
          <table:table-cell office:value-type="string" calcext:value-type="string">
            <text:p>range</text:p>
          </table:table-cell>
          <table:table-cell office:value-type="float" office:value="639" calcext:value-type="float">
            <text:p>639</text:p>
          </table:table-cell>
        </table:table-row>
        <table:table-row table:style-name="ro1" table:visibility="filter">
          <table:table-cell office:value-type="string" calcext:value-type="string">
            <text:p>development</text:p>
          </table:table-cell>
          <table:table-cell office:value-type="float" office:value="626" calcext:value-type="float">
            <text:p>626</text:p>
          </table:table-cell>
        </table:table-row>
        <table:table-row table:style-name="ro1" table:visibility="filter">
          <table:table-cell office:value-type="string" calcext:value-type="string">
            <text:p>skills</text:p>
          </table:table-cell>
          <table:table-cell office:value-type="float" office:value="617" calcext:value-type="float">
            <text:p>617</text:p>
          </table:table-cell>
        </table:table-row>
        <table:table-row table:style-name="ro1" table:visibility="filter">
          <table:table-cell office:value-type="string" calcext:value-type="string">
            <text:p>compensation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filter">
          <table:table-cell office:value-type="string" calcext:value-type="string">
            <text:p>status</text:p>
          </table:table-cell>
          <table:table-cell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string" calcext:value-type="string">
            <text:p>research</text:p>
          </table:table-cell>
          <table:table-cell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string" calcext:value-type="string">
            <text:p>solutions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teams</text:p>
          </table:table-cell>
          <table:table-cell office:value-type="float" office:value="546" calcext:value-type="float">
            <text:p>546</text:p>
          </table:table-cell>
        </table:table-row>
        <table:table-row table:style-name="ro1" table:visibility="filter">
          <table:table-cell office:value-type="string" calcext:value-type="string">
            <text:p>science</text:p>
          </table:table-cell>
          <table:table-cell office:value-type="float" office:value="531" calcext:value-type="float">
            <text:p>531</text:p>
          </table:table-cell>
        </table:table-row>
        <table:table-row table:style-name="ro1" table:visibility="filter">
          <table:table-cell office:value-type="string" calcext:value-type="string">
            <text:p>employment</text:p>
          </table:table-cell>
          <table:table-cell office:value-type="float" office:value="521" calcext:value-type="float">
            <text:p>521</text:p>
          </table:table-cell>
        </table:table-row>
        <table:table-row table:style-name="ro1" table:visibility="filter">
          <table:table-cell office:value-type="string" calcext:value-type="string">
            <text:p>systems</text:p>
          </table:table-cell>
          <table:table-cell office:value-type="float" office:value="519" calcext:value-type="float">
            <text:p>519</text:p>
          </table:table-cell>
        </table:table-row>
        <table:table-row table:style-name="ro1" table:visibility="filter">
          <table:table-cell office:value-type="string" calcext:value-type="string">
            <text:p>opportunity</text:p>
          </table:table-cell>
          <table:table-cell office:value-type="float" office:value="514" calcext:value-type="float">
            <text:p>514</text:p>
          </table:table-cell>
        </table:table-row>
        <table:table-row table:style-name="ro1" table:visibility="filter">
          <table:table-cell office:value-type="string" calcext:value-type="string">
            <text:p>years</text:p>
          </table:table-cell>
          <table:table-cell office:value-type="float" office:value="512" calcext:value-type="float">
            <text:p>512</text:p>
          </table:table-cell>
        </table:table-row>
        <table:table-row table:style-name="ro1" table:visibility="filter">
          <table:table-cell office:value-type="string" calcext:value-type="string">
            <text:p>disability</text:p>
          </table:table-cell>
          <table:table-cell office:value-type="float" office:value="503" calcext:value-type="float">
            <text:p>503</text:p>
          </table:table-cell>
        </table:table-row>
        <table:table-row table:style-name="ro1" table:visibility="filter">
          <table:table-cell office:value-type="string" calcext:value-type="string">
            <text:p>customers</text:p>
          </table:table-cell>
          <table:table-cell office:value-type="float" office:value="501" calcext:value-type="float">
            <text:p>501</text:p>
          </table:table-cell>
        </table:table-row>
        <table:table-row table:style-name="ro1" table:visibility="filter">
          <table:table-cell office:value-type="string" calcext:value-type="string">
            <text:p>position</text:p>
          </table:table-cell>
          <table:table-cell office:value-type="float" office:value="455" calcext:value-type="float">
            <text:p>455</text:p>
          </table:table-cell>
        </table:table-row>
        <table:table-row table:style-name="ro1" table:visibility="filter">
          <table:table-cell office:value-type="string" calcext:value-type="string">
            <text:p>company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visibility="filter">
          <table:table-cell office:value-type="string" calcext:value-type="string">
            <text:p>base</text:p>
          </table:table-cell>
          <table:table-cell office:value-type="float" office:value="443" calcext:value-type="float">
            <text:p>443</text:p>
          </table:table-cell>
        </table:table-row>
        <table:table-row table:style-name="ro1" table:visibility="filter">
          <table:table-cell office:value-type="string" calcext:value-type="string">
            <text:p>world</text:p>
          </table:table-cell>
          <table:table-cell office:value-type="float" office:value="438" calcext:value-type="float">
            <text:p>438</text:p>
          </table:table-cell>
        </table:table-row>
        <table:table-row table:style-name="ro1" table:visibility="filter">
          <table:table-cell office:value-type="string" calcext:value-type="string">
            <text:p>models</text:p>
          </table:table-cell>
          <table:table-cell office:value-type="float" office:value="429" calcext:value-type="float">
            <text:p>429</text:p>
          </table:table-cell>
        </table:table-row>
        <table:table-row table:style-name="ro1" table:visibility="filter">
          <table:table-cell office:value-type="string" calcext:value-type="string">
            <text:p>performance</text:p>
          </table:table-cell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computer</text:p>
          </table:table-cell>
          <table:table-cell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string" calcext:value-type="string">
            <text:p>qualifications</text:p>
          </table:table-cell>
          <table:table-cell office:value-type="float" office:value="394" calcext:value-type="float">
            <text:p>394</text:p>
          </table:table-cell>
        </table:table-row>
        <table:table-row table:style-name="ro1" table:visibility="filter">
          <table:table-cell office:value-type="string" calcext:value-type="string">
            <text:p>salary</text:p>
          </table:table-cell>
          <table:table-cell office:value-type="float" office:value="390" calcext:value-type="float">
            <text:p>390</text:p>
          </table:table-cell>
        </table:table-row>
        <table:table-row table:style-name="ro1" table:visibility="filter">
          <table:table-cell office:value-type="string" calcext:value-type="string">
            <text:p>products</text:p>
          </table:table-cell>
          <table:table-cell office:value-type="float" office:value="389" calcext:value-type="float">
            <text:p>389</text:p>
          </table:table-cell>
        </table:table-row>
        <table:table-row table:style-name="ro1" table:visibility="filter">
          <table:table-cell office:value-type="string" calcext:value-type="string">
            <text:p>location</text:p>
          </table:table-cell>
          <table:table-cell office:value-type="float" office:value="382" calcext:value-type="float">
            <text:p>382</text:p>
          </table:table-cell>
        </table:table-row>
        <table:table-row table:style-name="ro1" table:visibility="filter">
          <table:table-cell office:value-type="string" calcext:value-type="string">
            <text:p>employer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string" calcext:value-type="string">
            <text:p>machine</text:p>
          </table:table-cell>
          <table:table-cell office:value-type="float" office:value="378" calcext:value-type="float">
            <text:p>378</text:p>
          </table:table-cell>
        </table:table-row>
        <table:table-row table:style-name="ro1" table:visibility="filter">
          <table:table-cell office:value-type="string" calcext:value-type="string">
            <text:p>degree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cloud</text:p>
          </table:table-cell>
          <table:table-cell table:style-name="ce1"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string" calcext:value-type="string">
            <text:p>technologies</text:p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string" calcext:value-type="string">
            <text:p>information</text:p>
          </table:table-cell>
          <table:table-cell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string" calcext:value-type="string">
            <text:p>amp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string" calcext:value-type="string">
            <text:p>databricks</text:p>
          </table:table-cell>
          <table:table-cell table:style-name="ce1" office:value-type="float" office:value="352" calcext:value-type="float">
            <text:p>352</text:p>
          </table:table-cell>
        </table:table-row>
        <table:table-row table:style-name="ro1" table:visibility="filter">
          <table:table-cell office:value-type="string" calcext:value-type="string">
            <text:p>process</text:p>
          </table:table-cell>
          <table:table-cell office:value-type="float" office:value="348" calcext:value-type="float">
            <text:p>348</text:p>
          </table:table-cell>
        </table:table-row>
        <table:table-row table:style-name="ro1" table:visibility="filter">
          <table:table-cell office:value-type="string" calcext:value-type="string">
            <text:p>technology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customer</text:p>
          </table:table-cell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services</text:p>
          </table:table-cell>
          <table:table-cell office:value-type="float" office:value="339" calcext:value-type="float">
            <text:p>339</text:p>
          </table:table-cell>
        </table:table-row>
        <table:table-row table:style-name="ro1" table:visibility="filter">
          <table:table-cell office:value-type="string" calcext:value-type="string">
            <text:p>platform</text:p>
          </table:table-cell>
          <table:table-cell office:value-type="float" office:value="339" calcext:value-type="float">
            <text:p>339</text:p>
          </table:table-cell>
        </table:table-row>
        <table:table-row table:style-name="ro1" table:visibility="filter">
          <table:table-cell office:value-type="string" calcext:value-type="string">
            <text:p>ability</text:p>
          </table:table-cell>
          <table:table-cell office:value-type="float" office:value="336" calcext:value-type="float">
            <text:p>336</text:p>
          </table:table-cell>
        </table:table-row>
        <table:table-row table:style-name="ro1" table:visibility="filter">
          <table:table-cell office:value-type="string" calcext:value-type="string">
            <text:p>knowledge</text:p>
          </table:table-cell>
          <table:table-cell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string" calcext:value-type="string">
            <text:p>people</text:p>
          </table:table-cell>
          <table:table-cell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string" calcext:value-type="string">
            <text:p>roles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string" calcext:value-type="string">
            <text:p>application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filter">
          <table:table-cell office:value-type="string" calcext:value-type="string">
            <text:p>gender</text:p>
          </table:table-cell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string" calcext:value-type="string">
            <text:p>applicants</text:p>
          </table:table-cell>
          <table:table-cell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google</text:p>
          </table:table-cell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field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 table:visibility="filter">
          <table:table-cell office:value-type="string" calcext:value-type="string">
            <text:p>security</text:p>
          </table:table-cell>
          <table:table-cell office:value-type="float" office:value="298" calcext:value-type="float">
            <text:p>298</text:p>
          </table:table-cell>
        </table:table-row>
        <table:table-row table:style-name="ro1" table:visibility="filter">
          <table:table-cell office:value-type="string" calcext:value-type="string">
            <text:p>experience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style-name="ce1" office:value-type="string" calcext:value-type="string">
            <text:p>amazon</text:p>
          </table:table-cell>
          <table:table-cell table:style-name="ce1" office:value-type="float" office:value="296" calcext:value-type="float">
            <text:p>296</text:p>
          </table:table-cell>
        </table:table-row>
        <table:table-row table:style-name="ro1">
          <table:table-cell table:style-name="ce1" office:value-type="string" calcext:value-type="string">
            <text:p>ml</text:p>
          </table:table-cell>
          <table:table-cell table:style-name="ce1" office:value-type="float" office:value="295" calcext:value-type="float">
            <text:p>295</text:p>
          </table:table-cell>
        </table:table-row>
        <table:table-row table:style-name="ro1" table:visibility="filter">
          <table:table-cell office:value-type="string" calcext:value-type="string">
            <text:p>engineers</text:p>
          </table:table-cell>
          <table:table-cell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string" calcext:value-type="string">
            <text:p>applications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visibility="filter">
          <table:table-cell office:value-type="string" calcext:value-type="string">
            <text:p>intelligence</text:p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string" calcext:value-type="string">
            <text:p>tools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infrastructure</text:p>
          </table:table-cell>
          <table:table-cell office:value-type="float" office:value="268" calcext:value-type="float">
            <text:p>268</text:p>
          </table:table-cell>
        </table:table-row>
        <table:table-row table:style-name="ro1" table:visibility="filter">
          <table:table-cell office:value-type="string" calcext:value-type="string">
            <text:p>complex</text:p>
          </table:table-cell>
          <table:table-cell office:value-type="float" office:value="266" calcext:value-type="float">
            <text:p>266</text:p>
          </table:table-cell>
        </table:table-row>
        <table:table-row table:style-name="ro1" table:visibility="filter">
          <table:table-cell office:value-type="string" calcext:value-type="string">
            <text:p>employees</text:p>
          </table:table-cell>
          <table:table-cell office:value-type="float" office:value="264" calcext:value-type="float">
            <text:p>264</text:p>
          </table:table-cell>
        </table:table-row>
        <table:table-row table:style-name="ro1" table:visibility="filter">
          <table:table-cell office:value-type="string" calcext:value-type="string">
            <text:p>management</text:p>
          </table:table-cell>
          <table:table-cell office:value-type="float" office:value="263" calcext:value-type="float">
            <text:p>263</text:p>
          </table:table-cell>
        </table:table-row>
        <table:table-row table:style-name="ro1" table:visibility="filter">
          <table:table-cell office:value-type="string" calcext:value-type="string">
            <text:p>problems</text:p>
          </table:table-cell>
          <table:table-cell office:value-type="float" office:value="261" calcext:value-type="float">
            <text:p>261</text:p>
          </table:table-cell>
        </table:table-row>
        <table:table-row table:style-name="ro1" table:visibility="filter">
          <table:table-cell office:value-type="string" calcext:value-type="string">
            <text:p>future</text:p>
          </table:table-cell>
          <table:table-cell office:value-type="float" office:value="252" calcext:value-type="float">
            <text:p>252</text:p>
          </table:table-cell>
        </table:table-row>
        <table:table-row table:style-name="ro1" table:visibility="filter">
          <table:table-cell office:value-type="string" calcext:value-type="string">
            <text:p>equity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string" calcext:value-type="string">
            <text:p>adobe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string" calcext:value-type="string">
            <text:p>needs</text:p>
          </table:table-cell>
          <table:table-cell office:value-type="float" office:value="249" calcext:value-type="float">
            <text:p>249</text:p>
          </table:table-cell>
        </table:table-row>
        <table:table-row table:style-name="ro1" table:visibility="filter">
          <table:table-cell office:value-type="string" calcext:value-type="string">
            <text:p>veteran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string" calcext:value-type="string">
            <text:p>law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float" office:value="239" calcext:value-type="float">
            <text:p>239</text:p>
          </table:table-cell>
        </table:table-row>
        <table:table-row table:style-name="ro1" table:visibility="filter">
          <table:table-cell office:value-type="string" calcext:value-type="string">
            <text:p>responsibilities</text:p>
          </table:table-cell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string" calcext:value-type="string">
            <text:p>environment</text:p>
          </table:table-cell>
          <table:table-cell office:value-type="float" office:value="236" calcext:value-type="float">
            <text:p>236</text:p>
          </table:table-cell>
        </table:table-row>
        <table:table-row table:style-name="ro1" table:visibility="filter">
          <table:table-cell office:value-type="string" calcext:value-type="string">
            <text:p>race</text:p>
          </table:table-cell>
          <table:table-cell office:value-type="float" office:value="234" calcext:value-type="float">
            <text:p>234</text:p>
          </table:table-cell>
        </table:table-row>
        <table:table-row table:style-name="ro1" table:visibility="filter">
          <table:table-cell office:value-type="string" calcext:value-type="string">
            <text:p>impac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>
            <text:p>python</text:p>
          </table:table-cell>
          <table:table-cell table:style-name="ce1" office:value-type="float" office:value="231" calcext:value-type="float">
            <text:p>231</text:p>
          </table:table-cell>
        </table:table-row>
        <table:table-row table:style-name="ro1" table:visibility="filter">
          <table:table-cell office:value-type="string" calcext:value-type="string">
            <text:p>employee</text:p>
          </table:table-cell>
          <table:table-cell office:value-type="float" office:value="231" calcext:value-type="float">
            <text:p>231</text:p>
          </table:table-cell>
        </table:table-row>
        <table:table-row table:style-name="ro1" table:visibility="filter">
          <table:table-cell office:value-type="string" calcext:value-type="string">
            <text:p>analysis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string" calcext:value-type="string">
            <text:p>basis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string" calcext:value-type="string">
            <text:p>partner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national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string" calcext:value-type="string">
            <text:p>scale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age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orientation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culture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religion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origin</text:p>
          </table:table-cell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program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microsoft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leadership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filter">
          <table:table-cell office:value-type="string" calcext:value-type="string">
            <text:p>global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filter">
          <table:table-cell office:value-type="string" calcext:value-type="string">
            <text:p>insights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string" calcext:value-type="string">
            <text:p>use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visibility="filter">
          <table:table-cell office:value-type="string" calcext:value-type="string">
            <text:p>part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string" calcext:value-type="string">
            <text:p>career</text:p>
          </table:table-cell>
          <table:table-cell office:value-type="float" office:value="205" calcext:value-type="float">
            <text:p>205</text:p>
          </table:table-cell>
        </table:table-row>
        <table:table-row table:style-name="ro1" table:visibility="filter">
          <table:table-cell office:value-type="string" calcext:value-type="string">
            <text:p>market</text:p>
          </table:table-cell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engineer</text:p>
          </table:table-cell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code</text:p>
          </table:table-cell>
          <table:table-cell office:value-type="float" office:value="203" calcext:value-type="float">
            <text:p>203</text:p>
          </table:table-cell>
        </table:table-row>
        <table:table-row table:style-name="ro1" table:visibility="filter">
          <table:table-cell office:value-type="string" calcext:value-type="string">
            <text:p>organization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analytics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language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chance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color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accommodations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filter">
          <table:table-cell office:value-type="string" calcext:value-type="string">
            <text:p>model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filter">
          <table:table-cell office:value-type="string" calcext:value-type="string">
            <text:p>requirements</text:p>
          </table:table-cell>
          <table:table-cell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companies</text:p>
          </table:table-cell>
          <table:table-cell office:value-type="float" office:value="197" calcext:value-type="float">
            <text:p>197</text:p>
          </table:table-cell>
        </table:table-row>
        <table:table-row table:style-name="ro1" table:visibility="filter">
          <table:table-cell office:value-type="string" calcext:value-type="string">
            <text:p>practices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string" calcext:value-type="string">
            <text:p>value</text:p>
          </table:table-cell>
          <table:table-cell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string" calcext:value-type="string">
            <text:p>system</text:p>
          </table:table-cell>
          <table:table-cell office:value-type="float" office:value="191" calcext:value-type="float">
            <text:p>191</text:p>
          </table:table-cell>
        </table:table-row>
        <table:table-row table:style-name="ro1" table:visibility="filter">
          <table:table-cell office:value-type="string" calcext:value-type="string">
            <text:p>projects</text:p>
          </table:table-cell>
          <table:table-cell office:value-type="float" office:value="189" calcext:value-type="float">
            <text:p>189</text:p>
          </table:table-cell>
        </table:table-row>
        <table:table-row table:style-name="ro1" table:visibility="filter">
          <table:table-cell office:value-type="string" calcext:value-type="string">
            <text:p>vision</text:p>
          </table:table-cell>
          <table:table-cell office:value-type="float" office:value="189" calcext:value-type="float">
            <text:p>189</text:p>
          </table:table-cell>
        </table:table-row>
        <table:table-row table:style-name="ro1" table:visibility="filter">
          <table:table-cell office:value-type="string" calcext:value-type="string">
            <text:p>programming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filter">
          <table:table-cell office:value-type="string" calcext:value-type="string">
            <text:p>life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filter">
          <table:table-cell office:value-type="string" calcext:value-type="string">
            <text:p>quality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industry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expertise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artificial</text:p>
          </table:table-cell>
          <table:table-cell office:value-type="float" office:value="181" calcext:value-type="float">
            <text:p>181</text:p>
          </table:table-cell>
        </table:table-row>
        <table:table-row table:style-name="ro1" table:visibility="filter">
          <table:table-cell office:value-type="string" calcext:value-type="string">
            <text:p>growth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string" calcext:value-type="string">
            <text:p>operations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https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identity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hardware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filter">
          <table:table-cell office:value-type="string" calcext:value-type="string">
            <text:p>bachelor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plan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nvidia</text:p>
          </table:table-cell>
          <table:table-cell office:value-type="float" office:value="168" calcext:value-type="float">
            <text:p>168</text:p>
          </table:table-cell>
        </table:table-row>
        <table:table-row table:style-name="ro1" table:visibility="filter">
          <table:table-cell office:value-type="string" calcext:value-type="string">
            <text:p>bonus</text:p>
          </table:table-cell>
          <table:table-cell office:value-type="float" office:value="167" calcext:value-type="float">
            <text:p>167</text:p>
          </table:table-cell>
        </table:table-row>
        <table:table-row table:style-name="ro1" table:visibility="filter">
          <table:table-cell office:value-type="string" calcext:value-type="string">
            <text:p>total</text:p>
          </table:table-cell>
          <table:table-cell office:value-type="float" office:value="167" calcext:value-type="float">
            <text:p>167</text:p>
          </table:table-cell>
        </table:table-row>
        <table:table-row table:style-name="ro1" table:visibility="filter">
          <table:table-cell office:value-type="string" calcext:value-type="string">
            <text:p>challenges</text:p>
          </table:table-cell>
          <table:table-cell office:value-type="float" office:value="165" calcext:value-type="float">
            <text:p>165</text:p>
          </table:table-cell>
        </table:table-row>
        <table:table-row table:style-name="ro1" table:visibility="filter">
          <table:table-cell office:value-type="string" calcext:value-type="string">
            <text:p>factors</text:p>
          </table:table-cell>
          <table:table-cell office:value-type="float" office:value="165" calcext:value-type="float">
            <text:p>165</text:p>
          </table:table-cell>
        </table:table-row>
        <table:table-row table:style-name="ro1" table:visibility="filter">
          <table:table-cell office:value-type="string" calcext:value-type="string">
            <text:p>plans</text:p>
          </table:table-cell>
          <table:table-cell office:value-type="float" office:value="165" calcext:value-type="float">
            <text:p>165</text:p>
          </table:table-cell>
        </table:table-row>
        <table:table-row table:style-name="ro1" table:visibility="filter">
          <table:table-cell office:value-type="string" calcext:value-type="string">
            <text:p>form</text:p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year</text:p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communication</text:p>
          </table:table-cell>
          <table:table-cell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strategy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office:value-type="string" calcext:value-type="string">
            <text:p>details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results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inclusive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com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job-related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architecture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usd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filter">
          <table:table-cell office:value-type="string" calcext:value-type="string">
            <text:p>mission</text:p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frameworks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core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string" calcext:value-type="string">
            <text:p>accommodation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visibility="filter">
          <table:table-cell office:value-type="string" calcext:value-type="string">
            <text:p>optimization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expression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user</text:p>
          </table:table-cell>
          <table:table-cell office:value-type="float" office:value="149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workplace</text:p>
          </table:table-cell>
          <table:table-cell office:value-type="float" office:value="149" calcext:value-type="float">
            <text:p>149</text:p>
          </table:table-cell>
        </table:table-row>
        <table:table-row table:style-name="ro1" table:visibility="filter">
          <table:table-cell office:value-type="string" calcext:value-type="string">
            <text:p>platforms</text:p>
          </table:table-cell>
          <table:table-cell office:value-type="float" office:value="147" calcext:value-type="float">
            <text:p>147</text:p>
          </table:table-cell>
        </table:table-row>
        <table:table-row table:style-name="ro1" table:visibility="filter">
          <table:table-cell office:value-type="string" calcext:value-type="string">
            <text:p>techniques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pipelines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candida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filter">
          <table:table-cell office:value-type="string" calcext:value-type="string">
            <text:p>scientists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decisions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day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empow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sal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policy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sex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string" calcext:value-type="string">
            <text:p>deployment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string" calcext:value-type="string">
            <text:p>san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string" calcext:value-type="string">
            <text:p>opportunities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geographic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visibility="filter">
          <table:table-cell office:value-type="string" calcext:value-type="string">
            <text:p>capabilities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abbott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francisco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state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success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filter">
          <table:table-cell office:value-type="string" calcext:value-type="string">
            <text:p>addition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production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multiple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locations</text:p>
          </table:table-cell>
          <table:table-cell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stakeholders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string" calcext:value-type="string">
            <text:p>u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string" calcext:value-type="string">
            <text:p>web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computing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duties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visibility="filter">
          <table:table-cell office:value-type="string" calcext:value-type="string">
            <text:p>users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health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access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assistance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project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string" calcext:value-type="string">
            <text:p>digital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string" calcext:value-type="string">
            <text:p>areas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integration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businesses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criminal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diversity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collaboration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metrics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generation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los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angeles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goals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statistics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safety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potential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incentives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languages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innovation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tesla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analytical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leverage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level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power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environments</text:p>
          </table:table-cell>
          <table:table-cell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markets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filter">
          <table:table-cell office:value-type="string" calcext:value-type="string">
            <text:p>education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service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rketing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way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strategies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proficiency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positions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insurance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share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string" calcext:value-type="string">
            <text:p>area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string" calcext:value-type="string">
            <text:p>valu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string" calcext:value-type="string">
            <text:p>robotics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individua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spark</text:p>
          </table:table-cell>
          <table:table-cell table:style-name="ce1"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familiarity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issue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healthcare</text:p>
          </table:table-cell>
          <table:table-cell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records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workflows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//www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conviction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ordinance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action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package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cost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storage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standards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enterprise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family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ethnicity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programs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facebook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execution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hands-on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string" calcext:value-type="string">
            <text:p>partners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string" calcext:value-type="string">
            <text:p>county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string" calcext:value-type="string">
            <text:p>trust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members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others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ideas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place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automation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deepmind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resources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adoption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path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inference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concepts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inclusion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window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compliance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developer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researchers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characteristics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efficiency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mentorship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background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promotion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content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testing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benefit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developers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shape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managers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humanity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ordinances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string" calcext:value-type="string">
            <text:p>comprehensive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initiatives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efforts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community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mathematics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phd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contribution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influence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cases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methods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delivery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query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control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pps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sap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recruiter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methodologies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candidates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outcomes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condition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privacy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excellence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laws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description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citizenship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reliability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labor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passion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physics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leader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track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pregnancy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ways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record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search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scientist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novel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implementation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feedback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end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applicant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roadmap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contact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manager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architect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problem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perspectives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llm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gpu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coverage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components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staff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audiences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data-driven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options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end-to-end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tasks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liv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apache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ibm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economics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billions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solution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workloads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regulations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interview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perks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member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review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prioritie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leader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relationship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transparency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connection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salarie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stock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media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isn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disabilities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journey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empowers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rate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human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databases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address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video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patterns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source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site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devices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approaches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recommendations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network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accordance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screens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direction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individuals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assignment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boundaries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organizations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country/region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request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savings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historie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eeo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evalua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ac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problem-solving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relationship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constraint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today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amazonian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adjustmen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jobs/content/en/how-we-hire/accommodation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account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transgender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statemen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thef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termina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equality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discrimina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meri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commission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millions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conferences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public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conditions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loss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incentive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ancestry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agents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builds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improvement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kubernetes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portfolio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history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groups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principl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pytorch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compute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affiliation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policies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ad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reality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delta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york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ecosyste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javascript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events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government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detection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aetna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expert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custom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structures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discipline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mentor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tooling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foundation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simulation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employers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productivity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sets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clients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person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fortune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countries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balance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edge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payro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genai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communities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home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mindse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ci/cd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evolu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www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ppo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collaborative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approach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ownership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designers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alignment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governance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innovations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experts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variety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office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number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excel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adverse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foster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city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partnership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bi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tool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state-of-the-art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econometrics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forms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sources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guidance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documentation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creators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creation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matter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apis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ethics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lifecycle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aboutamazon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initiative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dental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fields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date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pipeline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te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database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libraries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planet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bay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payments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com/workplace/employee-benefits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trends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metropolitan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life-changin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mlops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scalability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improvement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goal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videos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customer-facing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domain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months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datasets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data-science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brands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sciences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space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integrity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depth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objectives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maximum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world-class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ide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scala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tensorflow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visualiza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valida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requests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levels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compiler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images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instagram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supply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paths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globe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lake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target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commuter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retrieval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deliverables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designs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enter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forefront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attention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onsulting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executives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talent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olleagues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assessment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fleet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fertility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commerce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gemini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device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experimentation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retail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ontribution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discovery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hain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supervisor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certification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eligibility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trails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trailblazer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mobile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measurement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conduct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analyses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engagement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email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detail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multimodal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military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confidentiality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gt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offices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executiv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agent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international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risk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suit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respect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accountability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slack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workforc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thousand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lab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stage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holiday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back-up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surrogacy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lakehous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voice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qualities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decision-making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consumer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monitor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s3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ms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whatsapp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featur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prototyp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silicon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partnership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engin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prototype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measur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question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lign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marketplac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package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im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framework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rt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order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dashboard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rchitect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career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interaction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thing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limit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devop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voice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immens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competenc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artist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screen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your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explor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priority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verification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gtm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investmen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scop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ycl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immersiv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alendar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roadmap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resourc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diagnostic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worker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material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ommitmen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conversation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rule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linux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mlflow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illnes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hospital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acciden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pe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finding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element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judgment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standard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function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ublication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acific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urchas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ag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domain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group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articipation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revenu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damag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reduction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transfer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aip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websit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posting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span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oncep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nlp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hip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flexibility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om/us/en/us-corporate-pay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ay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rag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messenger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2d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istance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hildbirth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stereotype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ccommodations-ex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withdrawal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ossession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obligation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right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viewpoin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lassification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romotion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ttc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ward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state-specific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not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dminister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etector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enaltie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liability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omcas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ondé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nas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iscre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educ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family-building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fsa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hildcare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parenting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indemnity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babie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iscounts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accuracy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point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imag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gpu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warehous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neural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energy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bar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halleng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doctorat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transporta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industrie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salesforcebenefit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alifornia-based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mybenefitsnow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com/databrick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socio-economic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export-controlled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licens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declin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nutri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reinforcemen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decis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enter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ntroduc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test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demand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mining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experiment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nterfac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lien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uriosity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abilitie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reput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onsider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mmigr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orchestr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knowledge-sharing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nven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nterface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offering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saa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relational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earning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commissionabl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width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medicine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inspire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vendors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speech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behalf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availability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interactions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snapshot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interest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advertisers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affinity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work/life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work-life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reimbursement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quantum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insight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validat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effectivenes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lov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speed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financ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hange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ontext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travel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junior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accelerator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implementation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hadoop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invention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do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frontier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latency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runtim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hour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algorithm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scheduling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employee-led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harmony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paycheck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vaca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flex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weight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tobacco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cessa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nutritionals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ad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sforma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launch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iscussion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sensor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freedom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mbiguity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dvantage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self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hrea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cuda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obo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arth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loca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autonomy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washington-based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eb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optimu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intersection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ctivitie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interne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material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sustainability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tex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frontend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signal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background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ven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xpense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perception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visual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brand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docker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xample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xercise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redshif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lternative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ombination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github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hatgp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cash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ward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retirement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era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matter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apacity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facilitate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specialis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wellnes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loud-base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belief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milestone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exhibi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breakthrough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discipline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analys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essential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startup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mitigation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luster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ic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omplexity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roo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publisher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tec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studen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network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difference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career-advancing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sacrifice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memory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dn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aspirations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tuition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deadline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reativity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packaging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tor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engagement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risk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takeholder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clarity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pecification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hipping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ground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abstraction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landscap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iter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topic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tableau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observability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afeguard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move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vehicl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amazecon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asn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natur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master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self-driving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vehicle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engine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division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dream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hip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freeu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dozen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mother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view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eer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oactiv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erver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vulnerabilitie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esenta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tudent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esenta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tructur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manner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elf-servic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type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tudie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recogni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term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arty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action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urpos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robot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exposur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opilot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trade-off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tres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trustworthines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ofessionalism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fundamental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bia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utility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luster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humanoid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autopilot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causal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accelera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failur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releas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enterprise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document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prioritiza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professional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willingnes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mechanism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performant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protocol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optimization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serie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impact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stack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clearanc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mechanical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zon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btp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list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guideline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soc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jun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ship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marketer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increas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microservice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line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driver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ompiler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gap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advisor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velocity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usag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ommunication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self-starter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advancement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apability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hand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scenario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empathy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parallel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bachelor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respons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characteriza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functionality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gen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fu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hip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aspect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oversee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behavior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deployment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jax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paper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breadth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usability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ollec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patent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workload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gdm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deadline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omple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efficiencie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asset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timeline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front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hannel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mathematical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internship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onsite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production-ready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authentica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abbottbenefit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com/abbott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abbottnew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enterprise-grad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emphasi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part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site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expectation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workshop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troubleshoot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pai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transformer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manipula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matlab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forecast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deal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bottleneck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resilienc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business-related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ic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vecto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log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omputa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inter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fulfillment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nosql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analysts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defini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certifica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foundry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glucos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storie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accelerate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unlock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resolu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asic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ic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relevanc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effort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posses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responsibility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stability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synthesi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br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directo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loud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inges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langchai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microsoftai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tun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monetiz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quo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app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robotic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gradu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internship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fulfill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div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omponent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lambda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robustnes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detail-oriented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firmwar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func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vendo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provider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machine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omputer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amera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optimize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outperform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expressivenes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multi-yea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mountai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riag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rocedure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interest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arget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eeting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ontainer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hitepaper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journal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healthier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seas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onsump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radeoff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ac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asoning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l/ai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ay-to-da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oordin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hamp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scikit-lear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o-desig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onsequence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ernel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stud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identific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erraform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updat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trieval-augmented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benchmark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graphic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visualiz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o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ehouse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heor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udienc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er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eek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offering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xperimen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lloc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nablemen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nod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j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gress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xten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blob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iss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abstrac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alantirian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parent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cancer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rug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nthusiastic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ower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quipmen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hypersca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builder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ccessibilit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defin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infra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ompress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fficac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onsultan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hundred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roof-of-concep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tor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nomali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ntertainmen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elf-motivated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stimat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threa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ctor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task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fairnes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nsur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telemetr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oper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hop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geek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dimension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ooper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roject-deliver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pecialis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ten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inventor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ssociat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user-friendl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fantastic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hos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mr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lak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ircui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nomal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hatbo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erver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load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a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uni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trit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motor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authoriz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bug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hpc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nemo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developmen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scratch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backend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roduct-drive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utiliz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le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ompetencie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mploy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hildre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plan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n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ncep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tor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drive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bus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typescrip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virtualiz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ssessment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igr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ntaineriz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kill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r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lay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ultidisciplinar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foundation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llaborator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hesiv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mplemen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36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e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behavior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roduction-grad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state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driv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box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ulti-task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maintenanc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yspark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transaction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ntinual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datacent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weaknesse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nor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ar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jenkin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ompil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enterprise-scal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rot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end-user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ap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amoun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dojo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disorder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perspectiv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numbe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dicato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crementalit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dherenc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ccelerat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founde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ntribut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ssuranc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vestig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world-changing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vertica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budge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resenc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blog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egac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frastructure-as-cod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stitutio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roof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tm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igrating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roof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rtifact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emo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ssu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nsultant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ba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guid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mplic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istil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im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tag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aunch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mmunicat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erm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cume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ublica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li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eamwork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ecision-make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itiga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llaborat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ethodolog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ossibiliti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ynamic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quantiza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reas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essio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neurip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incident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mooth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abl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gilit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gent-base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iffus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d-hoc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ach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ighligh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eer-reviewe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enhancemen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footprin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numerica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nnectivit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rocesso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lacemen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ogic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trength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object-oriente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glu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earning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ybersecurit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rovide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aramete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mission-critica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emiconduct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ystem-leve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ergonomic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fabrica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ssembl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batter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ssociat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w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pu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ria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anggraph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nfigura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uggestio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secto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git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dev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inux-base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team-building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roll-up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ost-efficienc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aci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fellow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pecializ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tyl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hicago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gam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oop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nglish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cp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xampl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eas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ecommend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ersonaliz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geo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oc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heet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ummari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m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rotoco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incep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oadblock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oderniz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a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has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emplat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integr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eattl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etup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llabor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eetin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urfac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xtrac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conomist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ewar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ressur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gi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ost-trainin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oin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ttitu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greement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nvis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ntributor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valu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epresent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wav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ulti-agen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aintainabilit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eligh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raffic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redic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inven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na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navig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prin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ide-by-si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ogistic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istribu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st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unix/linux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y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ife-lon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happines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ens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inferentia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ab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rincipa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enur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s/sci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ea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rd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lov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human-compute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vllm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tem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bount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lassific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patter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3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nfigur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upercomputer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iso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o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folk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mfor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breas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dmi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ulti-stakeholde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visionari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ha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ttemp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online/produc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prin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esign/co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nsider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knowledge/educ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rade-off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optiona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summar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yourselv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ui/ux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direct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etrolog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technician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olumbu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metlif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ffair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google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testabilit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everyda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olum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oi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tep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bjectiv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vata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ssumptio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unnyva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ntrolle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espons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s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ugme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ecrui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iostatistic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elec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eward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ircumstanc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ilige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eliveri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ui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nfere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dministr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log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investmen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tadat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ntrol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nump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riteri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reakthrough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hardware-softwar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pac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iz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penc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m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sc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istill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transforme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investig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ddress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window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chedu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s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mman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ulti-tena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roposal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ath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verview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us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ntaine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has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lm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ictur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inter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al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co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olla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utboun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equi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ix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odaliti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utpu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epartmen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hoi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ault-tolera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crip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irectio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rrangemen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graduat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asur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integrato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roposi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o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rid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yesterda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ubsystem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heck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ailur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werhous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ynamod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olum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asuremen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rt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electro-mechanic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et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howcas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heigh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sse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om/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ers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kerne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or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upercomputing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esearche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stgres/mysq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efens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tudio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ersio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ustomiz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roperti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pi-firs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uptim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use-cas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internal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i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rug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isruptio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exclud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ependent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bse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reserv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tipen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expens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hil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401k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alantiria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ongterm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adder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fford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wfh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vetera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leap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hampion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r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atien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odi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oversigh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bbottglob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usc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territor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duct/progra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ebug/track/resolv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ttribu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iagnosi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waf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oc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a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pu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yiel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acilit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usti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cer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sensu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aden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elf-serv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visibilit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vertical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mbit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understand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rticl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warene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lam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istr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icroservi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a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operato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lock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journey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hysiolog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pa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erverle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erpret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tec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ansformat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cquis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judge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erdependenc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all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heck-i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everag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lationship-buildin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volu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len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imulato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leas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nnot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opin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por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usiness-critic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sult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actition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voice-of-the-custom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place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oolea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prinkl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etbas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qui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pps/workspac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mmunication/collabor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p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egration/continuou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creening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ire/transf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sta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erdisciplina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yperparamet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rif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as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own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sum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aste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frastructur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upercomput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stru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ustomer-centric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ignal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ri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ord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lan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sults-oriente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mpro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cure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feren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gress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quicksigh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ene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etting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ssag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e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cip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hapt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u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ant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lar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ouc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ub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kinesi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a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ituat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ou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lass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ell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cruit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hopp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f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user-centere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xpans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egmen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llianc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im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eur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iec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utho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hoic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icro-architectur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cesso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nrich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weekl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h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5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dr/hb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troll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intec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d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iomedic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uma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ntit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ack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uy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u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struc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chatronic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jec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le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ut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har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raph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ic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unit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urs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s/ms/ph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rallelism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rxiv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ach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ensorrt-ll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lation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upervis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ringup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ra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rallelis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ans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aborato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trengt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vangelis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otebook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dk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nnotato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radigm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g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ui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user-facin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medi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agerne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instei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mp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ha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x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uman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moriz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oadmap/specification/desig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terpretability/explainabilit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search/produc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acc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york-base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echcoo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gentfor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o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acto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ropert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websit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dexin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nowflak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nting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rafan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lask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xd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e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cove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s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rpor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appin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lieu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id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ansac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ncoding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dex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it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fluenc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oint-of-view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pg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ssignmen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art-ti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uda/openc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ross-compil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op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ulti-clou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pai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viden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cience-base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g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dul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ou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ediasur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pedialy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glucern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nutrien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tatisticia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mb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acro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itl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heart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ﬁngerstick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reatm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etabolic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ni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therapi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data-lov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nu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chieveme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peech/audi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fe-cycl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ener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qualifi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erte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tlant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cto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illia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cal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e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dentif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ak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nhancemen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mai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i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dvocat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alk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ri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epar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genc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iefing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atisfa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or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earabl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ffere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ar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cp/i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gitaliz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a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utom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ioinformatic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adin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s-bas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uns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ctiv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27t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unctionalit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ncertain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jul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uthor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emina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rresponde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blem-solv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struc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i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st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epartme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ge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d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louris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elf-direct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oss-tea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val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gend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as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s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ilo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iab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shap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hem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lops/aiop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arn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sta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imagi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u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text-awar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op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lev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vp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nea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cide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n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lock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tim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p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bjec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cis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bserv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tandardiz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oa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l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ackb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i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e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uip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ateway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rrectn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v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xpor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oolki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ulti-t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uman-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judgmen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cedur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loo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alog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dividua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urpos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mbinatori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ial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w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n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dustry-lead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erilo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mpaig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ermiss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rap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c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lentl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w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stomer-obsess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irefram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pecial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rv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se-cas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posi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redib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c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ainiu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n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i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mpany-sponsor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erio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ais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actition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chnologis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volutiona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crip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rriculu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t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x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tent-relat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l/sq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d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iveq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parksq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formatic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si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od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ccount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splay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sychophysic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mit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inematic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unt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h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ubsyste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voida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ssembl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o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r/v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rowth-orient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est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orkplac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ypothesi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orma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gramm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p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nvai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lur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lmop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oc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otiv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erceiv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oductiz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utpu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gla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narr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pgrad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i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amma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dl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gatr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ncc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vangelis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ai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saa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ws/azure/gc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nthropi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qs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iveo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dustry-stand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raphq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325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cubato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tegori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oftware/ml/produc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mbedding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ostgr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n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rabyt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ler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etc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is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sumer-gra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esign-l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user-centric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kills/experie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loc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aramou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ycl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han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figuration-drive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edictions/scor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redic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1000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10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enan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ot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e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uten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and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ea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urvivab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ing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ubstrat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pinnak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jvm-bas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gri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lops/m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agemak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-commer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radecraf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bpf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jos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is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jang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entri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ata-intensiv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fluenc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ilmmak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andl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ows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ardware/softwar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iolog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uman-centri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ulti-instan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lueprin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isast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tinu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eanix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ignavi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eloni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ationaliz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icroservices-bas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st-optimiz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ncryp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rchitecture-focus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om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acili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/4han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a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p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i/p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ulesof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vent-drive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p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togaf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af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odel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anagement/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ab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penss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erbero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xploi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i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lert-triag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box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ich-m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luepri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ugus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eptemb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winter/spr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oltag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kera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terests/skill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uff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logging/telemet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valuation/repla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lamed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mplai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macr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ashbo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m/company/abbott-/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m/abbottcaree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bp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powerpoi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w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valuat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xercis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yr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opin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ysfun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ata-relate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ersat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-structu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lay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is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mpu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ient-si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mpaig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gi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ndl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ns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ush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sa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mplem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p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v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pecifi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xic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uld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rld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ffortl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reshn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rfac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gment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oresigh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t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presentativ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e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fluenc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rksp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g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vocac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ybrid-clou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wn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oru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tbo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st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ilo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niversit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pany-wi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m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plo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s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arame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lphab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te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ande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vis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/engineer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trac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rt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vi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egoti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rganis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mefram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iti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search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zon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gend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rganis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me-sav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ck-reco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nsorimo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ywhe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ep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j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ridg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vanceme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tructures/algorith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rc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de-gene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31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emic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sus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fety-critic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-def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and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monstr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nova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penn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k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w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sttrac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gr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smo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rutin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spir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tec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bri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sftsecur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me-ser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lgebr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babil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p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fac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ypothes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sistenc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agshi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rrel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bunda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indn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atastor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ey-valu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di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sign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c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ssista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u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d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b2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xx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lv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d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l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sign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p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o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n/co-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nship/co-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-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p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ud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udi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sca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finem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de-by-sid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looku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ivo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ormul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earning/da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dic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st-effectiv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utoma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hipm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urob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xpr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pl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olv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nd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ghtgb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r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telli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irel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erilog/systemverilo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itiz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old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ad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triev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ivo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ld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1+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uenc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prehens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ariab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polog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ssag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isrup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magin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r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uchpoi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nova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lli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xn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net-sca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pg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rn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ion-lev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ours/wee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i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commer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hopp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vertis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lf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uel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pir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hem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chine-learn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ven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fens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raudst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uman-lik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i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cku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ystems-lev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hotosh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llustra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rrito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erson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oice-of-custom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os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f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sd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rand-new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nu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tr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mp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uzz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ustomer-fir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lend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c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il-blaz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croarchitectu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ystemverilo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sser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connec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gredie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loc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ser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jta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bi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te-lev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d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ft/scan/atp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urnke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ealtha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ne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q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qa/test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c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bm/ddr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rd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mor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rite/modif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cket/metric/co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oc/io/subsyste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bm/drr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ot-u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itiatiz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que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oot-caus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dr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rdware-inform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ulti-task/me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parsifi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ol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ev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ata-se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urs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h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ipa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sults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sortiu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ttorney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gni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hreshol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iomechan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erceptu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ffec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sycholog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me-sensitiv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vi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tudio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lectro-mechan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nsmiss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rdware/firmwa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ctu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lm/vl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nufactu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b-assembl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ixtur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chan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racterization/train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lib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ctua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llis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erosp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ip-lev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ear-rati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eme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v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tential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he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lastom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jd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dm/oe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ini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d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pt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lui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elfa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ris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file/famil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xf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orkd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quir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asks/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ploi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w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m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totyp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chnology-focu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ursewor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ccepta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rai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mer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nnouncem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chnical/develop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ference-specifi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ynam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ea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as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iz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ion-qual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ision-languag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rt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pu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nim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polog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keniz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vidiabenefi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atacent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llabora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vidi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alk-through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-ba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ocument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mp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nnota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mean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iagnos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apt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ult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ppli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m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forma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llater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tec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in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eb-ba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asca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u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ecution-focu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uch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milarit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enerali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nthusias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obbyis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quo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ush-butt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ustomer-focu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periment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op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etwork/clou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405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nac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d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rp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uturefor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trategis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r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clus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yperfor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quence-to-seque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ynta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ferenc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llij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itla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ustomiz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in-of-though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oa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eroku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st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lf-organiz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p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igg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l-power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nationaliz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ser-focu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agmatis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ecu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isiona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nknow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assification/cluster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ozen-pers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dopt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urs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ucklan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leasa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tec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work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atitu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hould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tho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f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zerotru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cre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oke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iban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ronicle/seco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e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a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us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hedu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bstac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lu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pisan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aut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cis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o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/careers/award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m/watc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ml6uqzhyhw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uldsu3-y4-bfi08784k-p4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d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ala/java/akk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dbms/da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sciousn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lm/vertic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sign/architectu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uild/code/te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ca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nvers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ap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otli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ttp/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oduction-sca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croba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ircui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i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rmon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dl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ecret/sc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ati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etermin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yb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ult-find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amma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chema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ysiwy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javascript/typescrip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iew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n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park/ml/a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-18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rn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rkele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xaby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aul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-98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-22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a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a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s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ining/infere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a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epo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uggingf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st-sa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ole-specifi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abel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li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el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de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di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lectri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fere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eomet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nvo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teroperabil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user-sp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obotax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iagram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erformance/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ttlenec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ardc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im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si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fo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urpose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ime-slic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i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nalyz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bstr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aceli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bserva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varia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rf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d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isk-bas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n-statisticia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dtm/ada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writing/review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erio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escrip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ns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droc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ar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oordina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vestiga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establish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oncomplia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linici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etabolis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bes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ingredien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ormul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ardia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ifecyc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harmaceutic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d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sylma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iseas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onito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mathematics/physi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echnology-driv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herap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anb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o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neuromod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otstra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oo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hro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un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chnical-driv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blems--fr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rady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rom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b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sc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dg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later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vi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tic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dm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dis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siness-to-busin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idg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erprise-read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ew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ontlin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eken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ph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x/u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sw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utloo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arrat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mit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a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sh-board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dustry-sca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ervision/te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ei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sumer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eced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adro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rkl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por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duca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llow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ag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au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gineering/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ai/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ources/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dca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gni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citement/adop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elopers/enterpri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leases/ev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assro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romeboo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hoo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bhoo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ai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chestr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je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urh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rtner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cod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od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to/techn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eti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bina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v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alth/med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-sign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p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c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munities/effor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biqu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martphon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er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u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st-benef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yn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shboards/repor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lym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trollers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awl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tisticia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blem-spa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15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ront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ue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view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b-sca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aly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ights-l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n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pend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moda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pendencies/risks/issu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tin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erience/knowled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view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point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ief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un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si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ran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si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rv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s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tine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i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imburs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ustworth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u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sten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orld-lead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s/facili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nimi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ynchp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aps/ass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x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c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d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ne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rtners/gd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egoti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ternaliz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uman-center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ex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cip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dm-w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epmind/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-centr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d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n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c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rmali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rt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b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9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ern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volutioni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gh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one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iler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straint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resent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ale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r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x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eor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gineer/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ioni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ecialis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ndscap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brn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n-exper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vit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ra-heav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pski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me-zon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ri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brary-qua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am-memb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erence-effici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dustry-large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E+025" calcext:value-type="float">
            <text:p>1E+0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o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u/tp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u/tp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eck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ss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te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/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erhuma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mnimod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gineer/sci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age-tex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oogle-sca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volv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pil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emiu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ta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ai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yr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/azure/pyr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ula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ttac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am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versa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u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ap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secai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w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ul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ca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l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tif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pilot-enabl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extg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roduci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ce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vacy-preserv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uman-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plic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alo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job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s/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n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bigui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fli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r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tr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cess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sag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ame-chang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18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lh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ute-capac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nv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fid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ap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rvice-lev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c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utag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re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oto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gration/flight/mainten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lm/vlm/diffu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epseek-r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i-v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w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s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e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u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jo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i-b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de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lay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eling/mach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nga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tisticalanalysi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lutions-orien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dia/advertis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tiona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ka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fini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andejob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-o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nipul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obs/en/teams/amazon-robot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8007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63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e/ti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uc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384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stel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oadb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e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mo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lab/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ri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n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stem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pi-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id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fug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ylu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450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p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ri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an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lore/analyz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o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fe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ecdo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411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8736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equ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nnib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ndi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rega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nipul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t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pu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l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79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arning/dn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azon-sca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ights--fr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216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chitecture/micro-architec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299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665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42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ci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uzzl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umina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40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75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anti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equenc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d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abl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ad/orchestr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g-w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umn-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383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ctu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rid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p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8705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63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lectr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wer/clo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nship/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nf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ck/pow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i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opsy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c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nov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olt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phist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/resear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546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tin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ery/shopper-to-br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lue/differentia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stomer-br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nsformer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azon-w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ckath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ki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develop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68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s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ience-vet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ale-u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oss-cut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arbon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stainability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i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chno-econom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ganization-lev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54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erations-focu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ac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x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st-effic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rn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k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siness/analyt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l/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l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570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rchandi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pre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ic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un-lov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g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rcha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c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ublish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y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695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mul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act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89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pir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x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774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mil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lama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br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rete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ust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diosyncras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utli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lain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els/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ar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/connect/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41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eyst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u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fe-sav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chnologi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ed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fe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ia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ssenti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se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sp+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t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cs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m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ew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plementation/consul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net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/o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28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ck/reset/functional/df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nthesis/ti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ygla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d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d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x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d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bl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tr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vit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s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y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t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745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7884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al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rappin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89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66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8975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71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300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77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757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leev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adfir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ven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npo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e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r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dustry-shak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30077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sp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umn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lis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839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86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l7/fhi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om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qu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morr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lutions/services/appl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29997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rs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controll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euro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x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genu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ality/virtu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ti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senso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nesiolog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/vr/m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t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a-centr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rtic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fference-in-differen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lay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u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pear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r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cv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ass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spee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tiva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or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l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chanis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orkspa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ighligh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orkjo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lb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p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t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ven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feti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lic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aftsmans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assifi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m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d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i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pla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enm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aris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7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c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le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ust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f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egf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kai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mn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ig-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a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gu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er-centr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ck-u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ngsmi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9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ject/produ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rodu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kill-s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52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v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g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admar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x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za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oc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nn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ferences/journ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lib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rketing/laun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09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tl/verif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effici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nac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imul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sertion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09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ypersca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-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formance/system/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2-l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dma/ro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ing/tun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pd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33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m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-leve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stem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ien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oss-depart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oss-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prov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tiva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erprise-cla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ir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flu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gm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0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ad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c/gp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pdd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alo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wer-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ok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he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5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l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xt-to-image/vide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/postdo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-regress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e/ga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ria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d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l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u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4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cto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-optim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eyno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gfoo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-auth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-back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l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mory-effic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rdware-awa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eck-poin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v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ci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nu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lper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o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orytel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65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pc/clou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adquart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nsi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terfa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16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te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nufactur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s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ception-in-the-loo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monst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le-ope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i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mniver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jc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rd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y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joc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82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oice-power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asp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artzn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trin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xt-to-spee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ns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view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731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explanato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863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utori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ser-focu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t-u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hiteboa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cker/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me-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36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esi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ll-up-your-sleev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gui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adem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uan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nning/design/imple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nagement/leaders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urposing/reannota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862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med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il-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vion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cha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s/framewor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ua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s/languag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rt-u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68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a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65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chel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lp/gen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19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roa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70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complish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co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-gp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k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ewards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ponsiven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ten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it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stomer/partn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ad/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mitte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r1996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afeguar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l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490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-mind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v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ython/ru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no/prest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eber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el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apt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ugi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t-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riz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versa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deba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u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ute-intens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d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55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eech-to-spee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t-4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l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460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5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icksta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spe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viso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q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ur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esen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t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formance-crit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g-fr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ursu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deg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dsw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dsw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nd-in-h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se-by-ca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00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a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recrack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vis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sbo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ision-mak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a-inform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fd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mana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ad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-comple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nipp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st-process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d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sco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ychar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na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ui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amework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cr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lms/ml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t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sd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ffice-fle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y-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me-to-publis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nif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so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rvers/cli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icks-to-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er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-resolu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resentat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tsp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lic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mant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formance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g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amegraph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mod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he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2c/b2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ler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ns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g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mation-fir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gist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ycast/multica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ili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p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cepts/too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y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g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ud/contain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yca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us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ula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surfa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l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r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stomer-ba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fi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nguage/library/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ze/scope/complex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en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studi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-version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oiceov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gnific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duc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ar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pire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ecutiono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elop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cisions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aw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goog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ai/m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ssion-driv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l/gen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fficul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me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-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ssandr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eration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nt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nt-driv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zure/aw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rmi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am-focu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j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tcd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a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ublic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rit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ut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etu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/adobe/allo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plementrobu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pelinesf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ithjav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dpyth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ithagent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erprise-lev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edict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actj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od/oo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cker/kuberne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s/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hentication/author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s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dma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xt-to-vide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h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ptiv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ynchron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u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ster/p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oss-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gger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ject/feature/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ops-orien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oss-si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ient/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service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iences/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s/p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nit/integration/end-to-e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p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pu-intens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a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as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ser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in-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erimentali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om-temp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osephs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un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hem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yield-assessme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cie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ccomplish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0/300m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rdware-algorith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techniqu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ri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in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main-specif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stem-on-c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emistry/biochemist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/c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chemst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fro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ience/analysi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o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s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g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alyst/da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uta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ctiona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ministra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b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rror-fr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n1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constructi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s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b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rr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ni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1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ots/c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ma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tal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cret//sc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-tena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rvice-orien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rale-boos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a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c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vironmentali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terway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tail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/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p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fi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erspa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u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d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cker/podma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s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erprise-w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e-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gist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e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tainer-hos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eak-fi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war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k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pi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repreneu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s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ypescript/javascri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daa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ov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ta-ri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nderpi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che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rfigh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ttlefro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lita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p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nul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scommun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cuss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pos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ghtweigh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ign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ftware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ject/progr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ponsiblit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erial-u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o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/deploy/moni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yboo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ion-impact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rehousing/et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gque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lta/iceber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v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-9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-9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-2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p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lt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la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lec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curren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riverl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il-saf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wntim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w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lectro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line/lines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servic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yperparamet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100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ill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ign/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i/produ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ign/imple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eed/hig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lm/gena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sign/implementation/testing/suppo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uman-fac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3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lt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d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ag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un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nitoring/observabil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pu-gp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da/trit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topilot/fu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cre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ygrou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yam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ntolog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mand-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amepla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y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ysics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gorithms/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eling/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lab/simulin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leope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ftware/hardwa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ultivaria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lcul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f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p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inocci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ve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er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ience/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earch/technolog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thusias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rewal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igafacto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d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x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rosp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gp/bf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pc/rp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su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c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ert-lev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lanc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prox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utin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cie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intain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clin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g/se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h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l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t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vara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ocomo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nda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herca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heal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ubernetes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ytean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ubefl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ly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rchserv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t/grp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legra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rnersto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mm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pplication/u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a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l/compi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ripting/tool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lab/pyth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b-system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rification/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tlab/python/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ython/matla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eerto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iphera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rq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im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a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olchai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nu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ootload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k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tag/sw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di-pro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i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f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scilloscop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gapack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werwal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crogri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g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i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y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/p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ip-to-packag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ckaging-to-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rpa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ress-stra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nderfil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l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m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anoind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e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g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chanical/materi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e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sy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baqu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n-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llmin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ver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oo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sis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un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elpm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ncet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arian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sights-driv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ject-specif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pabilities/limit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lutions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gineer/archit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allucin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lanc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s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nl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duc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ltiva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/approv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lay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pendi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pendencies/relationship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overnment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quality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stmark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rveill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ai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tracto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mula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ustif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plier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easant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f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tut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ne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gineering/compu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arcopen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mobi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lnutri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te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ar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t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du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mmerci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ease-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raphpa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is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k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ublication/scientif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chemistr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meric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mu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utr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ganolept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ymou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cumb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eation/usag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mbal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ree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v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untim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coder-deco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curr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ybri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positor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st-marke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atom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rdiolog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ata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me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sults/implic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mocrat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b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ock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rkets/consum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pplier-s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nufacturer-si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m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n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cel/powerpoi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n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iels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qv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anta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ultures/geograph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ct-bas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illi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d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ridge/glu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ll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llba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duction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ic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xecutive/leadershi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lp/nl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louddb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ecializ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da-regulat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now-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onym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eesty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ng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g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h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m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c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vid-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ndem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dexpansionsandieg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talo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dac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nanodegr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gramming-heav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reela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elf-guid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ccupa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wd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ifestyl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ypothesis-driv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w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ed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ystem/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gre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mmat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tiolog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thogenesi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herapeutic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rriers/c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ducation/experienc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d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kt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veraco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s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f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v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ea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ographi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ndpoin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ftware/tool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al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cope/timelin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ntinuum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terven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oof-of-concep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articipa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veloper/architec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x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Linkedin_unigrams.A1:Linkedin_unigrams.B4161">
          <table:filter>
            <table:filter-and>
              <table:filter-condition loext:data-type="background-color" table:value="#ffff00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5T12:01:14.054990007</dc:date>
    <meta:editing-duration>PT5M59S</meta:editing-duration>
    <meta:editing-cycles>1</meta:editing-cycles>
    <meta:document-statistic meta:table-count="1" meta:cell-count="8322" meta:object-count="0"/>
    <meta:generator>LibreOffice/24.8.7.2$Linux_X86_64 LibreOffice_project/480$Build-2</meta:generator>
  </office:meta>
</office:document-meta>
</file>